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office:automatic-styles>
  <office:body>
    <office:text>
      <text:h text:style-name="Heading_20_1" text:outline-level="1"><text:bookmark-start text:name="критический-анализ-показателей-эпидемической-статистики"/>Критический анализ показателей эпидемической статистики<text:bookmark-end text:name="критический-анализ-показателей-эпидемической-статистики"/></text:h>
      <text:p text:style-name="First_20_paragraph"><text:span text:style-name="T1">Алексей Куприянов</text:span> / alexei.kouprianov@gmail.com</text:p>
      <text:h text:style-name="Heading_20_2" text:outline-level="2"><text:bookmark-start text:name="немного-теории"/>Немного теории<text:bookmark-end text:name="немного-теории"/></text:h>
      <text:p text:style-name="First_20_paragraph">Я начну с того, что расскажу о двух группах показателей эпидемической статистики и связи между ними, потом перейду к требованиям, которые теоретические модели предъявляют к изменчивости показателей во времени, и, наконец, к оценке достоверности публикуемых государственными службами показателей.</text:p>
      <text:h text:style-name="Heading_20_3" text:outline-level="3"><text:bookmark-start text:name="две-группы-показателей"/>Две группы показателей<text:bookmark-end text:name="две-группы-показателей"/></text:h>
      <text:p text:style-name="First_20_paragraph">Показатели, характеризующие развитие эпидемии, можно разделить на две основные группы. Показатели первой группы говорят нам о скорости развития эпидемического процесса, показатели второй группы говорят о текущем размахе эпидемии. К первой группе относятся <text:span text:style-name="T1">количество новых выявленных случаев, госпитализаций, выздоровлений, смертей в день</text:span> или в другой выбранный промежуток времени (месяц, год). Ко второй относятся различные оценки числа <text:span text:style-name="T1">активных случаев</text:span> (людей, числящихся больными на настоящий момент), включая данные о загрузке больниц. Нетрудно заметить, что первая группа объединяет показатели, связанные с <text:span text:style-name="T1">изменением состояния</text:span> человека, вторая — с <text:span text:style-name="T1">пребыванием в определенном состоянии</text:span>.</text:p>
      <text:p text:style-name="Text_20_body"><text:span text:style-name="T1">Показатели второй группы жестко связаны с показателями первой.</text:span> Число активных случаев определяется формулой</text:p>
      <text:p text:style-name="Text_20_body"><text:span text:style-name="T2">A = C – (R + D)</text:span></text:p>
      <text:p text:style-name="Text_20_body">Где <text:span text:style-name="T2">A</text:span> — количество активных случаев, <text:span text:style-name="T2">C</text:span> — накопленное количество выявленных случаев, <text:span text:style-name="T2">R</text:span> — накопленное количество выздоровевших, <text:span text:style-name="T2">D</text:span> — накопленное количество умерших. По сути, речь идет о том, чтобы понять, сколько из тех, кого зарегистрировали, как заболевших, все еще числятся болеющими (но не выздоровевшими и не умершими). То же самое касается и загрузки больниц, с тем отличием, что место выявленных случаев и выздоровевших занимают госпитализированные и выписанные из больниц.</text:p>
      <text:h text:style-name="Heading_20_3" text:outline-level="3"><text:bookmark-start text:name="требования-теоретических-моделей-к-изменению-показателей-первой-группы-скорость-развития-эпид.-процесса-с-течением-времени"/>Требования теоретических моделей к изменению показателей первой группы (скорость развития эпид. процесса) с течением времени<text:bookmark-end text:name="требования-теоретических-моделей-к-изменению-показателей-первой-группы-скорость-развития-эпид.-процесса-с-течением-времени"/></text:h>
      <text:p text:style-name="First_20_paragraph">Теоретические ожидания того, каким образом показатели первой группы (скорость развития эпид. процесса) должны меняться со временем, определяются моделями, разработанными в области теории вероятностей, эпидемиологии и — немного — в области социологии.</text:p>
      <text:p text:style-name="Text_20_body">Эти теоретические модели — не пустые, оторванные от реальности умствования. Они хорошо согласуются с добросовестно и методологически правильно собираемыми данными в разных областях жизни. Что удивительно для научных моделей, они, как мы увидим, не так сильно противоречат “здравому смыслу”.</text:p>
      <text:p text:style-name="Text_20_body">Модели теории вероятностей многие десятилетия безотказно работают во всех естественных и социальных науках. Разница между “сигналом” и “шумом”, систематическими и случайными отклонениями — основа статистических доказательных методов, история развития которых насчитывает почти полтора столетия. Эпидемические модели хорошо работают не только в области эпидемиологии, но и в любых исследованиях, связанных с распространением чего угодно (предметов материальной культуры, информации) по сети контактов. От социологических моделей нам нужно совсем немного — представление о недельных и годичных циклах деятельности.</text:p>
      <text:p text:style-name="Text_20_body">Я начну с эпидемиологических моделей, как наиболее важных для нас, потом перейду к вероятностным и социлогическим, а закончу важным общеметодологическим требованиям к объективным показателям.</text:p>
      <text:p text:style-name="Text_20_body"><text:span text:style-name="T2">Чего требуют эпидемиологические модели?</text:span></text:p>
      <text:p text:style-name="Text_20_body">Во-первых, они требуют наличия волновых процессов. Эпидемия состоит из подъемов и спадов заболеваемости. Подъемы обычно называют волнами. В исключительных случаях все заканчивается одной волной. Если эпидемии удастся вырваться за пределы какого-нибудь малого, относительно однородного изолированного сообщества, волн непременно будет много. Этот текст я пишу на спаде третьей волны эпидемии COVID-19 в России.</text:p>
      <text:p text:style-name="Text_20_body">Подъемы заболеваемости должны сменяться спадами, спады — подъемами, но этот процесс невозможно “остановить”. Стагнация невозможна ни на пике волны, ни на спаде. Показатели не могут многими неделями и месяцами удерживаться на одном уровне.</text:p>
      <text:p text:style-name="Text_20_body">Во-вторых, они требуют того, чтобы разные показатели были определенным образом согласованы друг с другом. Например, рост выявления новых случаев должен начинаться раньше, чем рост числа выздоровлений и смертей. Рост смертей должен начинаться несколько раньше, чем рост выздоровлений. В общем, совершенно очевидно, что люди сначала заболевают, и только потом уже умирают, что на полное выздоровление уходит больше времени, чем на болезнь с летальным исходом.</text:p>
      <text:p text:style-name="Text_20_body">Если только не возникает новых мутаций, существенно влияющих на летальность заболевания, эта самая летальность (доля умерших среди всех переболевших) должна быть приблизительно одинакова в течение всего периода <text:span text:style-name="T1">до начала массовой вакцинации или разработки специфической терапии</text:span> и довольно мало отличаться по странам и регионам (если только между ними нет разительных различий в уровне развития системы здравоохранения). При этом летальность обычно заметно отличается по возрастам и иногда — по полу, но и эти различия стабильно удерживаются.</text:p>
      <text:p text:style-name="Text_20_body"><text:span text:style-name="T2">Чего от временных рядов данных требуют модели теории вероятностей?</text:span> Они требуют довольно абстрактной, но принципиально важной вещи. Они требуют, чтобы данные непременно случайно варьировали. Тренды (устойчивый рост, устойчивый спад, застой на одном уровне) могут быть выявлены отчетливо только при помощи специальных методов, позволяющих убрать из данных “шум” случайного варьирования и “сгладить” график. Основных простых методов два — суммирование данных за несколько дней и метод скользящих средних.</text:p>
      <text:p text:style-name="Text_20_body">Теория вероятностей позволяет оценить ожидаемый случайный разброс и предсказать, в каких приблизительно пределах должны варьировать данные “естественного” происхождения. Снижение или исчезновение случайного варьирования связано с сознательной манипуляцией данными, которой занимаются недобросовестные наблюдатели.</text:p>
      <text:p text:style-name="Text_20_body"><text:span text:style-name="T2">Чего от временных рядов данных требуют социологические модели?</text:span> Они, прежде всего, требуют, чтобы в данных наблюдалась “бюрократическая динамика” — глубокие провалы по всем первичным показателям по выходным. Дело в том, что мы наблюдаем за эпидемией через очки огромной бюрократической машины, обеспечивающей сбор данных. Эта машина работает по своим правилам — например, в выходные и праздничные дни регистрация всего происходящего замирает. В эти дни проводят меньше тестов, регистрируют меньше новых случаев, замедляются госпитализация и выписка из больниц, регистрируют меньше смертей. Это не означает, что люди перестают заболевать или умирать (и даже того, что они заболевают и умирают в заметно меньших количествах, чем в будни). Это означает, что бюрократическая машина, собирающая и публикующая данные, в эти дни работает с пониженной интенсивностью. Именно из-за этой бюрократической динамики для выявления тренда нам и требуются семидневные скользящие средние и недельные суммы, сглаживающие эффект выходных.</text:p>
      <text:p text:style-name="Text_20_body">Второе требование связано с более долговременными эффектами и не столь важно в плане выявления фальсификации данных: крупные подъемы и спады эпидемического процесса связаны с сезонными изменениями характера деятельности людей. Летом или в период рождественских каникул люди меньше контактируют в закрытых помещениях в больших группах и распространение инфекции замедляется.</text:p>
      <text:p text:style-name="Text_20_body"><text:span text:style-name="T2">Наконец, не следует забывать еще об одном важном общеметодологическом требовании.</text:span> Одни и те же объективные показатели, учитываемые независимыми наблюдателями, должны совпадать с точностью до случайной ошибки наблюдателя.</text:p>
      <text:h text:style-name="Heading_20_2" text:outline-level="2"><text:bookmark-start text:name="насколько-опубликованные-временные-ряды-согласуются-с-теоретическими-моделями"/>Насколько опубликованные временные ряды согласуются с теоретическими моделями?<text:bookmark-end text:name="насколько-опубликованные-временные-ряды-согласуются-с-теоретическими-моделями"/></text:h>
      <text:p text:style-name="First_20_paragraph">Прежде, чем мы перейдем к анализу отдельных временных рядов, надо сделать одно важное замечание. Необходимо отличать добросовестный, но неполный учет от сознательных манипуляций данными. Одно дело, когда, не имея физической возможности полностью отслеживать тщательнейшим образом цепочки заражения, не учитывают всех заболевших, или когда на пике эпидемии не успевают учитывать умерших. Другое дело, когда в принципе известные данные умышленно искажаются.</text:p>
      <text:h text:style-name="Heading_20_3" text:outline-level="3"><text:bookmark-start text:name="ряды-хорошо-согласующиеся-с-требованиями-теоретических-моделей"/>Ряды, хорошо согласующиеся с требованиями теоретических моделей<text:bookmark-end text:name="ряды-хорошо-согласующиеся-с-требованиями-теоретических-моделей"/></text:h>
      <text:p text:style-name="First_20_paragraph">Количество тестов, госпитализаций, смертей в день отвечают всем требованиям, о которых я говорил выше. Они имеют четкую волновую структуру (во всех трех случаях мы видим три волны, при этом вторая выглядит как бы “сдвоенной”), в них присутствует случайное варьирование день ото дня, усугубляемое “бюрократической” составляющей динамики. Их пики сдвинуты друг относительно друга предсказуемым образом — пики тестирования и госпитализаций предшествуют пикам смертности. Чтобы не перегружать текст графикой, здесь приводятся только избранные показатели. Графики по остальным показателям можно посмотреть в <text:a xlink:type="simple" xlink:href="SPb.COVID-19.r_report.md" office:name=""><text:span text:style-name="Definition">регулярных отчетах</text:span></text:a>.</text:p>
      <text:p text:style-name="Text_20_body"><text:span text:style-name="T1">Количество проведенных PCR тестов</text:span> — наименее искаженный из этих трех показателей. Важно понимать, что не все тесты приводят к положительному результату (даже в случае, когда человек инфицирован коронавирусом). Если исключить отдельные немногочисленные категории граждан, регулярно проходящие тестирование, волны тестирования связаны с волнами заражения, поскольку материал для тестов отбирается по направлениям из поликлиник у пациентов с симптомами или при поступлении в стационары.</text:p>
      <text:p text:style-name="Text_20_body"><text:span text:style-name="T1">Рис. XX. Количество PCR-тестов в день демонстрирует все особенности честной динамики: наличие волн, отсутствие длительных периодов застоя, случайное варьирование день ото дня, провалы по выходным, большой разброс относительно скользящих семидневных средних значений</text:span></text:p>
      <text:p text:style-name="Text_20_body">Рис. XX. Количество PCR-тестов в день демонстрирует все особенности честной динамики: наличие волн, отсутствие длительных периодов застоя, случайное варьирование день ото дня, провалы по выходным, большой разброс относительно скользящих семидневных средних значений</text:p>
      <text:p text:style-name="Text_20_body"><text:span text:style-name="T1">Количество госпитализируемых с COVID-19 в день.</text:span> Судя по всему, этот показатель не подвергался значительным искажениям, но замалчивался в течение двух наиболее острых месяцев третьей волны, со 2 июня по 3 августа 2021 г. Данные за этот период, отраженные на наших графиках, получены неофициально, но из вполне надежного источника.</text:p>
      <text:p text:style-name="Text_20_body"><text:span text:style-name="T1">Количество умерших (оперативный учет).</text:span> Во время первой волны (весна — начало лета 2020 г.) в СМИ просочились сведения о значительных (месяц и более) задержках в установлении причин смерти. В результате, данные попадали в оперативный учет не в полной мере. Также известно, что на пиках второй и третьей волн патологоанатомические службы работали с перегрузкой. В частности, “плато” смертности в конце июня — начале июля 2021 г. обусловлено пределами их пропускной способности. Представления о полном объеме потерь от COVID-19 на пике волн можно получить только ретроспективно из отчетов Росстата. В остальном оперативный учет смертей от COVID-19 поставлен в Петербурге образцовым образом. На спадах волн избыточное (по сравнению с “доковидным” периодом) количество смертей, рассчитанное по данным Росстата, совпадает с данными оперативного учета смертности от COVID-19 (см. рис. ХХ).</text:p>
      <text:p text:style-name="Text_20_body"><text:span text:style-name="T1">Рис. ХХ. Оценки количества смертей от COVID-19 по разным источникам. Обратите внимание на почти идеальное совпадение количества смертей в оперативном учете (красная линия) и избыточного количества смертей в отчетах Росстата (черная и синяя линии) в периоды спада эпидемического процесса (август 2020, февраль — май 2021).</text:span></text:p>
      <text:p text:style-name="Text_20_body">Рис. ХХ. Оценки количества смертей от COVID-19 по разным источникам. Обратите внимание на почти идеальное совпадение количества смертей в оперативном учете (красная линия) и избыточного количества смертей в отчетах Росстата (черная и синяя линии) в периоды спада эпидемического процесса (август 2020, февраль — май 2021)."</text:p>
      <text:h text:style-name="Heading_20_3" text:outline-level="3"><text:bookmark-start text:name="ряды-не-согласующиеся-с-требованиями-теоретических-моделей"/>Ряды, не согласующиеся с требованиями теоретических моделей<text:bookmark-end text:name="ряды-не-согласующиеся-с-требованиями-теоретических-моделей"/></text:h>
      <text:p text:style-name="First_20_paragraph">В статистике по Петербургу систематическое отклонение от Количество новых выявленных случаев и выздоровевших в день.</text:p>
      <text:h text:style-name="Heading_20_2" text:outline-level="2"><text:bookmark-start text:name="проблемы-с-показателями-второй-группы-оценки-числа-активных-случаев"/>Проблемы с показателями второй группы (оценки числа активных случаев)<text:bookmark-end text:name="проблемы-с-показателями-второй-группы-оценки-числа-активных-случаев"/></text:h>
      <text:h text:style-name="Heading_20_2" text:outline-level="2"><text:bookmark-start text:name="кусочки-текста"/>Кусочки текста<text:bookmark-end text:name="кусочки-текста"/></text:h>
      <text:p text:style-name="First_20_paragraph">Данные об эпидемии поступают из разных источников, но самый популярный, на который в первую очередь реагируют СМИ, – это сайт “стопкоронавирус.рф”. Почти с самого начала эпидемии на нем ежедневно, обычно до или вскоре после полудня публикуются официальные данные по регионам России по трем первичным показателям:</text:p>
      <text:list text:style-name="L1">
        <text:list-item>
          <text:p text:style-name="P1">Количество новых выявленных случаев за прошедшие сутки</text:p>
        </text:list-item>
        <text:list-item>
          <text:p text:style-name="P1">Количество выздоровевших за прошедшие сутки</text:p>
        </text:list-item>
        <text:list-item>
          <text:p text:style-name="P1">Количество умерших от COVID-19 за прошедшие сутки</text:p>
        </text:list-item>
      </text:list>
      <text:p text:style-name="First_20_paragraph">Если говорить о данных по Петербургу, то <text:span text:style-name="T1">только один</text:span> из этих первичных показателей выглядит, с некоторыми оговорками, правдоподобно в течение почти всего периода развития эпидемии — количество смертей за прошедшие сутки. Остальные два первичных показателя фальсифицировались в течение более или менее длительного времени.</text:p>
      <text:p text:style-name="Text_20_body">В этом тексте я попробую объяснить, почему у нас есть все основания полагать, что количество новых выявленных случаев фальсифицировалось почти постоянно, а количество выздоровевших — в течение некоторого времен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